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464cm" fo:margin-left="0cm" fo:margin-top="0cm" fo:margin-bottom="0cm" table:align="left" style:writing-mode="lr-tb"/>
    </style:style>
    <style:style style:name="Таблица1.A" style:family="table-column">
      <style:table-column-properties style:column-width="0.857cm"/>
    </style:style>
    <style:style style:name="Таблица1.B" style:family="table-column">
      <style:table-column-properties style:column-width="12.749cm"/>
    </style:style>
    <style:style style:name="Таблица1.C" style:family="table-column">
      <style:table-column-properties style:column-width="1.92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1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Heading_20_1" style:list-style-name="WWNum6">
      <style:paragraph-properties fo:break-before="page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P6" style:family="paragraph" style:parent-style-name="List_20_Paragraph" style:list-style-name="WWNum5"/>
    <style:style style:name="P7" style:family="paragraph" style:parent-style-name="List_20_Paragraph" style:list-style-name="WWNum14"/>
    <style:style style:name="P8" style:family="paragraph" style:parent-style-name="List_20_Paragraph" style:list-style-name="WWNum7"/>
    <style:style style:name="P9" style:family="paragraph" style:parent-style-name="List_20_Paragraph" style:list-style-name="WWNum10"/>
    <style:style style:name="P10" style:family="paragraph" style:parent-style-name="List_20_Paragraph" style:list-style-name="WWNum9"/>
    <style:style style:name="P11" style:family="paragraph" style:parent-style-name="List_20_Paragraph" style:list-style-name="WWNum16"/>
    <style:style style:name="P12" style:family="paragraph" style:parent-style-name="List_20_Paragraph" style:list-style-name="WWNum15"/>
    <style:style style:name="P13" style:family="paragraph" style:parent-style-name="List_20_Paragraph" style:list-style-name="WWNum17"/>
    <style:style style:name="P14" style:family="paragraph" style:parent-style-name="List_20_Paragraph" style:list-style-name="WWNum19"/>
    <style:style style:name="P15" style:family="paragraph" style:parent-style-name="List_20_Paragraph" style:list-style-name="WWNum18"/>
    <style:style style:name="P16" style:family="paragraph" style:parent-style-name="List_20_Paragraph" style:list-style-name="WWNum20"/>
    <style:style style:name="P17" style:family="paragraph" style:parent-style-name="List_20_Paragraph" style:list-style-name="WWNum21"/>
    <style:style style:name="P18" style:family="paragraph" style:parent-style-name="Standard">
      <style:paragraph-properties fo:margin-left="0.635cm" fo:margin-right="0cm" fo:text-indent="0cm" style:auto-text-indent="false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text-properties fo:color="#2f5496" loext:opacity="100%" style:font-name="Calibri Light" fo:font-size="16pt" style:font-name-asian="F" style:font-size-asian="16pt" style:font-name-complex="F" style:font-size-complex="16pt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paragraph-properties fo:margin-top="0cm" fo:margin-bottom="0cm" style:contextual-spacing="false" fo:line-height="150%"/>
    </style:style>
    <style:style style:name="P27" style:family="paragraph" style:parent-style-name="Standard">
      <style:paragraph-properties fo:line-height="150%"/>
    </style:style>
    <style:style style:name="P28" style:family="paragraph" style:parent-style-name="Title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text-position="super 58%" fo:language="ru" fo:country="RU"/>
    </style:style>
    <style:style style:name="T3" style:family="text">
      <style:text-properties style:text-position="super 58%" fo:language="en" fo:country="US"/>
    </style:style>
    <style:style style:name="T4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Вводный курс. План лекций.</text:p>
      <text:p text:style-name="Standard"/>
      <text:p text:style-name="Standard">Назначение курса: подготовить студента к работе над учебными проектами.</text:p>
      <text:p text:style-name="Standard">Объем курса: 16 занятий по 1.5 часа (2 месяца по 2 занятия в неделю).</text:p>
      <text:p text:style-name="P18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row table:style-name="Таблица1.1"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21">Тема</text:p>
          </table:table-cell>
          <table:table-cell table:style-name="Таблица1.A1" office:value-type="string">
            <text:p text:style-name="P21">Формат<text:note text:id="ftn1" text:note-class="footnote"><text:note-citation>1</text:note-citation><text:note-body><text:p text:style-name="P1"><text:s/>Л – лекция, Д – демонстрация, М – мастер-класс.</text:p></text:note-body></text:note></text:p>
          </table:table-cell>
          <table:table-cell table:style-name="Таблица1.A1" office:value-type="string">
            <text:p text:style-name="P21">Объем (занятий)</text:p>
          </table:table-cell>
        </table:table-row>
        <table:table-row table:style-name="Таблица1.1">
          <table:table-cell table:style-name="Таблица1.A2" office:value-type="string">
            <text:p text:style-name="P22">1</text:p>
          </table:table-cell>
          <table:table-cell table:style-name="Таблица1.B2" office:value-type="string">
            <text:p text:style-name="P23">Гибкий подход к управлению проектом</text:p>
          </table:table-cell>
          <table:table-cell table:style-name="Таблица1.C2" office:value-type="string">
            <text:p text:style-name="P21">Л</text:p>
          </table:table-cell>
          <table:table-cell table:style-name="Таблица1.D2" office:value-type="string">
            <text:p text:style-name="P19"><text:span text:style-name="T1">1</text:span></text:p>
          </table:table-cell>
        </table:table-row>
        <table:table-row table:style-name="Таблица1.1">
          <table:table-cell table:style-name="Таблица1.A3" office:value-type="string">
            <text:p text:style-name="P22">2</text:p>
          </table:table-cell>
          <table:table-cell table:style-name="Таблица1.B3" office:value-type="string">
            <text:p text:style-name="P20"><text:span text:style-name="T4">Работа с репозиторием кода. </text:span><text:span text:style-name="T1">Git</text:span><text:span text:style-name="T4">. </text:span><text:span text:style-name="T1">GitLab</text:span><text:span text:style-name="T4">.</text:span></text:p>
          </table:table-cell>
          <table:table-cell table:style-name="Таблица1.C3" office:value-type="string">
            <text:p text:style-name="P21">ЛД</text:p>
          </table:table-cell>
          <table:table-cell table:style-name="Таблица1.D3" office:value-type="string">
            <text:p text:style-name="P19"><text:span text:style-name="T1">1</text:span></text:p>
          </table:table-cell>
        </table:table-row>
        <table:table-row table:style-name="Таблица1.1">
          <table:table-cell table:style-name="Таблица1.A4" office:value-type="string">
            <text:p text:style-name="P22">3</text:p>
          </table:table-cell>
          <table:table-cell table:style-name="Таблица1.B4" office:value-type="string">
            <text:p text:style-name="P23"><text:bookmark-start text:name="_Hlk111197359"/>Двоичная арифметика и логические операции.<text:bookmark-end text:name="_Hlk111197359"/></text:p>
          </table:table-cell>
          <table:table-cell table:style-name="Таблица1.C4" office:value-type="string">
            <text:p text:style-name="P21">ЛД</text:p>
          </table:table-cell>
          <table:table-cell table:style-name="Таблица1.D4" office:value-type="string">
            <text:p text:style-name="P22">1</text:p>
          </table:table-cell>
        </table:table-row>
        <table:table-row table:style-name="Таблица1.1">
          <table:table-cell table:style-name="Таблица1.A5" office:value-type="string">
            <text:p text:style-name="P22">4</text:p>
          </table:table-cell>
          <table:table-cell table:style-name="Таблица1.B5" office:value-type="string">
            <text:p text:style-name="P20"><text:span text:style-name="T4">Среда разработки </text:span><text:span text:style-name="T1">STM32CubeIDE</text:span></text:p>
          </table:table-cell>
          <table:table-cell table:style-name="Таблица1.C5" office:value-type="string">
            <text:p text:style-name="P21">ЛД</text:p>
          </table:table-cell>
          <table:table-cell table:style-name="Таблица1.D5" office:value-type="string">
            <text:p text:style-name="P22">1</text:p>
          </table:table-cell>
        </table:table-row>
        <table:table-row table:style-name="Таблица1.1">
          <table:table-cell table:style-name="Таблица1.A6" office:value-type="string">
            <text:p text:style-name="P22">5</text:p>
          </table:table-cell>
          <table:table-cell table:style-name="Таблица1.B6" office:value-type="string">
            <text:p text:style-name="P20"><text:span text:style-name="T4">Специфика программирования на языке </text:span><text:span text:style-name="T1">C</text:span><text:span text:style-name="T4"> для микроконтроллеров (</text:span><text:span text:style-name="T1">Bare</text:span><text:span text:style-name="T4"> </text:span><text:span text:style-name="T1">Metall</text:span><text:span text:style-name="T4">)</text:span></text:p>
          </table:table-cell>
          <table:table-cell table:style-name="Таблица1.C6" office:value-type="string">
            <text:p text:style-name="P21">Л</text:p>
          </table:table-cell>
          <table:table-cell table:style-name="Таблица1.D6" office:value-type="string">
            <text:p text:style-name="P22">1</text:p>
          </table:table-cell>
        </table:table-row>
        <table:table-row table:style-name="Таблица1.1">
          <table:table-cell table:style-name="Таблица1.A7" office:value-type="string">
            <text:p text:style-name="P22"><text:bookmark-start text:name="_Hlk110869532"/>6</text:p>
          </table:table-cell>
          <table:table-cell table:style-name="Таблица1.B7" office:value-type="string">
            <text:p text:style-name="P20"><text:span text:style-name="T4">Архитектура микроконтроллера </text:span><text:span text:style-name="T1">Cortex-M</text:span></text:p>
          </table:table-cell>
          <table:table-cell table:style-name="Таблица1.C7" office:value-type="string">
            <text:p text:style-name="P21">Л</text:p>
          </table:table-cell>
          <table:table-cell table:style-name="Таблица1.D7" office:value-type="string">
            <text:p text:style-name="P19"><text:span text:style-name="T1">1</text:span></text:p>
          </table:table-cell>
        </table:table-row>
        <table:table-row table:style-name="Таблица1.1">
          <table:table-cell table:style-name="Таблица1.A8" office:value-type="string">
            <text:p text:style-name="P22">7</text:p>
          </table:table-cell>
          <table:table-cell table:style-name="Таблица1.B8" office:value-type="string">
            <text:p text:style-name="P20"><text:span text:style-name="T4">Интерфейсы микроконтроллера. </text:span><text:span text:style-name="T1">UART</text:span><text:span text:style-name="T4">, </text:span><text:span text:style-name="T1">SPI</text:span><text:span text:style-name="T4">, </text:span><text:span text:style-name="T1">I</text:span><text:span text:style-name="T2">2</text:span><text:span text:style-name="T1">C</text:span></text:p>
          </table:table-cell>
          <table:table-cell table:style-name="Таблица1.C8" office:value-type="string">
            <text:p text:style-name="P21">ЛД</text:p>
          </table:table-cell>
          <table:table-cell table:style-name="Таблица1.D8" office:value-type="string">
            <text:p text:style-name="P19"><text:span text:style-name="T1">1</text:span></text:p>
          </table:table-cell>
        </table:table-row>
        <table:table-row table:style-name="Таблица1.1">
          <table:table-cell table:style-name="Таблица1.A9" office:value-type="string">
            <text:p text:style-name="P22">8</text:p>
          </table:table-cell>
          <table:table-cell table:style-name="Таблица1.B9" office:value-type="string">
            <text:p text:style-name="P23">Периферия микроконтроллера. Таймер. АЦП. ЦАП.</text:p>
          </table:table-cell>
          <table:table-cell table:style-name="Таблица1.C9" office:value-type="string">
            <text:p text:style-name="P21">ЛД</text:p>
          </table:table-cell>
          <table:table-cell table:style-name="Таблица1.D9" office:value-type="string">
            <text:p text:style-name="P22">1</text:p>
          </table:table-cell>
        </table:table-row>
        <table:table-row table:style-name="Таблица1.1">
          <table:table-cell table:style-name="Таблица1.A10" office:value-type="string">
            <text:p text:style-name="P22">9</text:p>
          </table:table-cell>
          <table:table-cell table:style-name="Таблица1.B10" office:value-type="string">
            <text:p text:style-name="P20"><text:span text:style-name="T4">Операционная система реального времени </text:span><text:span text:style-name="T1">FreeRTOS</text:span></text:p>
          </table:table-cell>
          <table:table-cell table:style-name="Таблица1.C10" office:value-type="string">
            <text:p text:style-name="P21">ЛМ</text:p>
          </table:table-cell>
          <table:table-cell table:style-name="Таблица1.D10" office:value-type="string">
            <text:p text:style-name="P22">1</text:p>
          </table:table-cell>
        </table:table-row>
        <table:table-row table:style-name="Таблица1.1">
          <table:table-cell table:style-name="Таблица1.A11" office:value-type="string">
            <text:p text:style-name="P22">10</text:p>
          </table:table-cell>
          <table:table-cell table:style-name="Таблица1.B11" office:value-type="string">
            <text:p text:style-name="P20"><text:span text:style-name="T4">Операционная система </text:span><text:span text:style-name="T1">Linux</text:span><text:span text:style-name="T4"> на микропроцессорах </text:span><text:span text:style-name="T1">Cortex</text:span><text:span text:style-name="T4">-</text:span><text:span text:style-name="T1">A</text:span></text:p>
          </table:table-cell>
          <table:table-cell table:style-name="Таблица1.C11" office:value-type="string">
            <text:p text:style-name="P21">М</text:p>
          </table:table-cell>
          <table:table-cell table:style-name="Таблица1.D11" office:value-type="string">
            <text:p text:style-name="P22">1</text:p>
          </table:table-cell>
        </table:table-row>
        <table:table-row table:style-name="Таблица1.1">
          <table:table-cell table:style-name="Таблица1.A12" office:value-type="string">
            <text:p text:style-name="P22">11</text:p>
          </table:table-cell>
          <table:table-cell table:style-name="Таблица1.B12" office:value-type="string">
            <text:p text:style-name="P20"><text:span text:style-name="T4">Разработка принципиальной схемы в </text:span><text:span text:style-name="T1">Altium</text:span></text:p>
          </table:table-cell>
          <table:table-cell table:style-name="Таблица1.C12" office:value-type="string">
            <text:p text:style-name="P21">ЛМ</text:p>
          </table:table-cell>
          <table:table-cell table:style-name="Таблица1.D12" office:value-type="string">
            <text:p text:style-name="P22">2</text:p>
          </table:table-cell>
        </table:table-row>
        <table:table-row table:style-name="Таблица1.1">
          <table:table-cell table:style-name="Таблица1.A13" office:value-type="string">
            <text:p text:style-name="P22">12</text:p>
          </table:table-cell>
          <table:table-cell table:style-name="Таблица1.B13" office:value-type="string">
            <text:p text:style-name="P20"><text:span text:style-name="T4">Разработка печатной платы в </text:span><text:span text:style-name="T1">Altium</text:span></text:p>
          </table:table-cell>
          <table:table-cell table:style-name="Таблица1.C13" office:value-type="string">
            <text:p text:style-name="P21">ЛМ</text:p>
          </table:table-cell>
          <table:table-cell table:style-name="Таблица1.D13" office:value-type="string">
            <text:p text:style-name="P19"><text:span text:style-name="T1">2</text:span></text:p>
          </table:table-cell>
        </table:table-row>
        <table:table-row table:style-name="Таблица1.1">
          <table:table-cell table:style-name="Таблица1.A14" office:value-type="string">
            <text:p text:style-name="P22">13</text:p>
          </table:table-cell>
          <table:table-cell table:style-name="Таблица1.B14" office:value-type="string">
            <text:p text:style-name="P23">Изготовление печатной платы методом ЛУТ</text:p>
          </table:table-cell>
          <table:table-cell table:style-name="Таблица1.C14" office:value-type="string">
            <text:p text:style-name="P21">М</text:p>
          </table:table-cell>
          <table:table-cell table:style-name="Таблица1.D14" office:value-type="string">
            <text:p text:style-name="P22">1</text:p>
          </table:table-cell>
        </table:table-row>
        <table:table-row table:style-name="Таблица1.1">
          <table:table-cell table:style-name="Таблица1.A15" office:value-type="string">
            <text:p text:style-name="P22">14</text:p>
          </table:table-cell>
          <table:table-cell table:style-name="Таблица1.B15" office:value-type="string">
            <text:p text:style-name="P23">Измерения электрических величин. Осциллограф, мультиметр.</text:p>
          </table:table-cell>
          <table:table-cell table:style-name="Таблица1.C15" office:value-type="string">
            <text:p text:style-name="P21">М</text:p>
          </table:table-cell>
          <table:table-cell table:style-name="Таблица1.D15" office:value-type="string">
            <text:p text:style-name="P22">1<text:bookmark-end text:name="_Hlk110869532"/></text:p>
          </table:table-cell>
        </table:table-row>
      </table:table>
      <text:p text:style-name="P18"/>
      <text:p text:style-name="P24"/>
      <text:list xml:id="list3659970444" text:style-name="WWNum6">
        <text:list-item>
          <text:h text:style-name="P2" text:outline-level="1">Гибкий подход к управлению проектом</text:h>
        </text:list-item>
      </text:list>
      <text:p text:style-name="Standard">Цель: познакомить учащихся с подходом к проектной деятельности в институте, подготовить их к ведению собственных учебных проектов по такой же методике.</text:p>
      <text:p text:style-name="Standard">Продолжительность: 1 занятие (лекция, обсуждение).</text:p>
      <text:p text:style-name="Standard">Дополнительные занятия: нет.</text:p>
      <text:p text:style-name="Standard">План занятия:</text:p>
      <text:list text:style-name="WWNum3">
        <text:list-item>
          <text:p text:style-name="P3">Суть продуктового подхода к разработке.</text:p>
        </text:list-item>
        <text:list-item>
          <text:p text:style-name="P3">Главный риск разработки.</text:p>
        </text:list-item>
        <text:list-item>
          <text:p text:style-name="P3">Значение коммуникаций для успеха проекта.</text:p>
        </text:list-item>
        <text:list-item>
          <text:p text:style-name="P3">Роль владельца Продукта.</text:p>
        </text:list-item>
        <text:list-item>
          <text:p text:style-name="P3">Бэклог проекта.</text:p>
        </text:list-item>
        <text:list-item>
          <text:p text:style-name="P3">«Водопадная» модель проекта.</text:p>
        </text:list-item>
        <text:list-item>
          <text:p text:style-name="P3">Кризис программного обеспечения как следствие неадекватного подхода к его реализации.</text:p>
        </text:list-item>
        <text:list-item>
          <text:p text:style-name="P3">Альтернативный «гибкий» подход: инкрементальный, итеративный.</text:p>
        </text:list-item>
        <text:list-item>
          <text:p text:style-name="P3">Проектная деятельность в нашем институте.</text:p>
          <text:list>
            <text:list-item>
              <text:p text:style-name="P3">Планирование спринта.</text:p>
            </text:list-item>
            <text:list-item>
              <text:p text:style-name="P3">Бэклоги проекта и спринта в <text:span text:style-name="T1">Jira</text:span>.</text:p>
            </text:list-item>
            <text:list-item>
              <text:p text:style-name="P3">Отслеживание течения спринта.</text:p>
            </text:list-item>
            <text:list-item>
              <text:p text:style-name="P3">Критерий готовности задачи.</text:p>
            </text:list-item>
            <text:list-item>
              <text:p text:style-name="P3">Самоорганизация проектной команды.</text:p>
            </text:list-item>
            <text:list-item>
              <text:p text:style-name="P3">Ежедневный стендап.</text:p>
            </text:list-item>
            <text:list-item>
              <text:p text:style-name="P3">Отчетность по спринту в <text:span text:style-name="T1">Jira</text:span>.</text:p>
            </text:list-item>
            <text:list-item>
              <text:p text:style-name="P3">Демонстрация результатов спринта.</text:p>
            </text:list-item>
          </text:list>
        </text:list-item>
        <text:list-item>
          <text:p text:style-name="P3">Манифест <text:span text:style-name="T1">Agile.</text:span></text:p>
        </text:list-item>
      </text:list>
      <text:p text:style-name="P25"/>
      <text:list xml:id="list165332315748034" text:continue-list="list3659970444" text:style-name="WWNum6">
        <text:list-item>
          <text:h text:style-name="P2" text:outline-level="1">Работа с репозиторием кода. Git. GitLab.</text:h>
        </text:list-item>
      </text:list>
      <text:p text:style-name="Standard">Цель: учащиеся должны:</text:p>
      <text:list text:style-name="WWNum4">
        <text:list-item>
          <text:p text:style-name="P4">понять назначение репозитория и его важность для проекта;</text:p>
        </text:list-item>
        <text:list-item>
          <text:p text:style-name="P4">научиться выполнять основные операции с репозиторием:</text:p>
          <text:list>
            <text:list-item>
              <text:p text:style-name="P4">создание нового репозитория;</text:p>
            </text:list-item>
            <text:list-item>
              <text:p text:style-name="P4">получение рабочей копии;</text:p>
            </text:list-item>
            <text:list-item>
              <text:p text:style-name="P4">слияние рабочей копии с текущим состоянием проекта;</text:p>
            </text:list-item>
            <text:list-item>
              <text:p text:style-name="P4">публикация внесенных изменений;</text:p>
            </text:list-item>
            <text:list-item>
              <text:p text:style-name="P4">разрешение конфликтов;</text:p>
            </text:list-item>
          </text:list>
        </text:list-item>
        <text:list-item>
          <text:p text:style-name="P4">быть готовыми к тому, что вся дальнейшая учебная проектная деятельность будет осуществляться только с использованием репозитория.</text:p>
        </text:list-item>
      </text:list>
      <text:p text:style-name="Standard">Продолжительность: 1 занятие (лекция, демонстрация).</text:p>
      <text:p text:style-name="Standard">Дополнительные занятия: практикум по <text:span text:style-name="T1">Git</text:span> (<text:span text:style-name="T1">TBD</text:span>).</text:p>
      <text:p text:style-name="Standard">План занятия:</text:p>
      <text:list text:style-name="WWNum5">
        <text:list-item>
          <text:p text:style-name="P5">Рабочая область разработчика.</text:p>
        </text:list-item>
        <text:list-item>
          <text:p text:style-name="P5">Риски и угрозы при работе над проектом в персональной рабочей области.</text:p>
        </text:list-item>
        <text:list-item>
          <text:p text:style-name="P5">Дополнительные риски при совместной работе команды на сетевых ресурсах.</text:p>
        </text:list-item>
        <text:list-item>
          <text:p text:style-name="P5">Попытки решить эти проблемы при помощи архивов.</text:p>
        </text:list-item>
        <text:list-item>
          <text:p text:style-name="P5">Система контроля версий <text:span text:style-name="T1">(VCS).</text:span></text:p>
        </text:list-item>
        <text:list-item>
          <text:p text:style-name="P5">Репозиторий как основное хранилище артефактов проекта.</text:p>
        </text:list-item>
        <text:list-item>
          <text:p text:style-name="P5">Хранение историй изменений проекта.</text:p>
        </text:list-item>
        <text:list-item>
          <text:p text:style-name="P5">Ветвление версий.</text:p>
        </text:list-item>
        <text:list-item>
          <text:p text:style-name="P5">Слияние веток.</text:p>
        </text:list-item>
        <text:list-item>
          <text:p text:style-name="P5">Семантическое версионирование артефактов.</text:p>
        </text:list-item>
        <text:list-item>
          <text:p text:style-name="P5">Теги.</text:p>
        </text:list-item>
        <text:list-item>
          <text:p text:style-name="P5"><text:span text:style-name="T1">Git</text:span>. Локальный и удаленный репозитории.</text:p>
        </text:list-item>
        <text:list-item>
          <text:p text:style-name="P5">Графическая оболочка для работы с <text:span text:style-name="T1">Git</text:span> в <text:span text:style-name="T1">MS</text:span> <text:span text:style-name="T1">Windows</text:span>: <text:span text:style-name="T1">Git</text:span> <text:span text:style-name="T1">Extensions</text:span>.</text:p>
        </text:list-item>
        <text:list-item>
          <text:p text:style-name="P5">Демонстрация основных операций с репозиторием <text:span text:style-name="T1">Git</text:span>: <text:span text:style-name="T1">TBD</text:span>: скриншшоты!!!</text:p>
          <text:list>
            <text:list-item>
              <text:p text:style-name="P5">Клонирование.</text:p>
            </text:list-item>
            <text:list-item>
              <text:p text:style-name="P5">Создание<text:span text:style-name="T1"> </text:span>ветки.</text:p>
            </text:list-item>
            <text:list-item>
              <text:p text:style-name="P5">Переключение между ветками.</text:p>
            </text:list-item>
            <text:list-item>
              <text:p text:style-name="P5">Публикация изменений в ветке (локально и удаленно).</text:p>
            </text:list-item>
            <text:list-item>
              <text:p text:style-name="P5">Слияние веток.</text:p>
            </text:list-item>
            <text:list-item>
              <text:p text:style-name="P5">Откат нежелательных изменений.</text:p>
            </text:list-item>
            <text:list-item>
              <text:p text:style-name="P5">Пометка состояния репозитория тегом.</text:p>
            </text:list-item>
          </text:list>
        </text:list-item>
        <text:list-item>
          <text:h text:style-name="P5" text:outline-level="1">Стратегии использования репозитория. <text:span text:style-name="T1">GitFlow.</text:span></text:h>
        </text:list-item>
        <text:list-item>
          <text:h text:style-name="P5" text:outline-level="1">Дополнительные сервисы работы с удаленным репозиторием <text:span text:style-name="T1">GitLab</text:span>.</text:h>
          <text:list>
            <text:list-item>
              <text:h text:style-name="P5" text:outline-level="1"><text:span text:style-name="T1">CI (Continuous Integration).</text:span></text:h>
            </text:list-item>
            <text:list-item>
              <text:h text:style-name="P5" text:outline-level="1"><text:span text:style-name="T1">CD (Continuous Deployment).</text:span></text:h>
            </text:list-item>
            <text:list-item>
              <text:h text:style-name="P5" text:outline-level="1">Автоматическое тестирование проекта.</text:h>
            </text:list-item>
            <text:list-item>
              <text:h text:style-name="P5" text:outline-level="1">Выпуск релизов.</text:h>
            </text:list-item>
          </text:list>
        </text:list-item>
      </text:list>
      <text:p text:style-name="Standard"/>
      <text:list xml:id="list165333217826840" text:continue-list="list165332315748034" text:style-name="WWNum6">
        <text:list-item>
          <text:h text:style-name="P2" text:outline-level="1">Двоичная арифметика и логические операции</text:h>
        </text:list-item>
      </text:list>
      <text:p text:style-name="Standard">Цель: познакомить учащихся с двоичной системой счисления, арифметическими и логическими операциями.</text:p>
      <text:p text:style-name="Standard">Продолжительность: 1 занятие (лекция, демонстрация).</text:p>
      <text:p text:style-name="Standard">Дополнительные занятия: нет.</text:p>
      <text:p text:style-name="Standard">План занятия:</text:p>
      <text:list text:style-name="WWNum14">
        <text:list-item>
          <text:p text:style-name="P7">Причины появления разных систем счисления.</text:p>
        </text:list-item>
        <text:list-item>
          <text:p text:style-name="P7">Десятичная позиционная система счисления.</text:p>
        </text:list-item>
        <text:list-item>
          <text:p text:style-name="P7">Бит как минимальная единица информации.</text:p>
        </text:list-item>
        <text:list-item>
          <text:p text:style-name="P7">Двоичное представление информации в цифровой электронике.</text:p>
        </text:list-item>
        <text:list-item>
          <text:p text:style-name="P7">Перевод числа из двоичной системы в десятичную.</text:p>
        </text:list-item>
        <text:list-item>
          <text:p text:style-name="P7">Перевод числа из десятичной системы в двоичную.</text:p>
        </text:list-item>
        <text:list-item>
          <text:p text:style-name="P7">Арифметические операции в двоичной системе. Таблицы сложения и умножения.</text:p>
        </text:list-item>
        <text:list-item>
          <text:p text:style-name="P7">Шестнадцатеричное представление чисел.</text:p>
        </text:list-item>
        <text:list-item>
          <text:p text:style-name="P7">Логические операции: конъюнкция (И), дизъюнкция (ИЛИ), отрицание (НЕ), импликация, ИСКЛЮЧАЮЩЕЕ ИЛИ.</text:p>
        </text:list-item>
        <text:list-item>
          <text:p text:style-name="P7">Законы (аксиомы) булевой алгебры.</text:p>
          <text:list>
            <text:list-item>
              <text:p text:style-name="P7">Коммутативность.</text:p>
            </text:list-item>
            <text:list-item>
              <text:p text:style-name="P7">Ассоциативность.</text:p>
            </text:list-item>
            <text:list-item>
              <text:p text:style-name="P7">Дистрибутивность.</text:p>
            </text:list-item>
            <text:list-item>
              <text:p text:style-name="P7">Идемпотентность.</text:p>
            </text:list-item>
            <text:list-item>
              <text:p text:style-name="P7">Поглощение.</text:p>
            </text:list-item>
            <text:list-item>
              <text:p text:style-name="P7">Склеивание.</text:p>
            </text:list-item>
            <text:list-item>
              <text:p text:style-name="P7">Исключенное третье.</text:p>
            </text:list-item>
            <text:list-item>
              <text:p text:style-name="P7">Непротиворечие.</text:p>
            </text:list-item>
            <text:list-item>
              <text:p text:style-name="P7">Исключение констант.</text:p>
            </text:list-item>
            <text:list-item>
              <text:p text:style-name="P7">Двойное отрицание.</text:p>
            </text:list-item>
          </text:list>
        </text:list-item>
        <text:list-item>
          <text:p text:style-name="P7">«Положительная» и «отрицательная» логика. Правила де Моргана.</text:p>
        </text:list-item>
        <text:list-item>
          <text:p text:style-name="P7">Базис пространства булевых функций от двух переменных. Функции Шеффера и Пирса.</text:p>
        </text:list-item>
        <text:list-item>
          <text:p text:style-name="P7">Булевы функции многих переменных.</text:p>
          <text:list>
            <text:list-item>
              <text:p text:style-name="P7">Представление в виде формул.</text:p>
            </text:list-item>
            <text:list-item>
              <text:p text:style-name="P7">Дизъюнктивная и конъюнктивная нормальные формы.</text:p>
            </text:list-item>
            <text:list-item>
              <text:p text:style-name="P7">Табличное представление.</text:p>
            </text:list-item>
            <text:list-item>
              <text:p text:style-name="P7">Карты Карно.</text:p>
            </text:list-item>
          </text:list>
        </text:list-item>
      </text:list>
      <text:p text:style-name="P18"/>
      <text:list xml:id="list165331762890874" text:continue-list="list165333217826840" text:style-name="WWNum6">
        <text:list-item>
          <text:h text:style-name="P2" text:outline-level="1">Среда разработки <text:bookmark-start text:name="_Hlk110358384"/>STM32CubeIDE<text:bookmark-end text:name="_Hlk110358384"/></text:h>
        </text:list-item>
      </text:list>
      <text:p text:style-name="Standard"><text:bookmark-start text:name="_Hlk111198234"/>Цель: познакомить учащихся с интегрированной средой разработки (<text:span text:style-name="T1">IDE</text:span>) STM32CubeIDE, ее назначением и возможностями, а также сопутствующими инструментами.</text:p>
      <text:p text:style-name="Standard">Продолжительность: 1 занятие (лекция, демонстрация).</text:p>
      <text:p text:style-name="Standard">Дополнительные занятия: практикум по работе с <text:span text:style-name="T1">STM</text:span>32<text:span text:style-name="T1">CubeIDE</text:span> (<text:span text:style-name="T1">TBD</text:span>).</text:p>
      <text:p text:style-name="Standard">План занятия:<text:bookmark-end text:name="_Hlk111198234"/></text:p>
      <text:list text:style-name="WWNum7">
        <text:list-item>
          <text:p text:style-name="P8">Основные операции создания кода:</text:p>
          <text:list>
            <text:list-item>
              <text:p text:style-name="P8">Набор и редактирование исходного текста программы.</text:p>
            </text:list-item>
            <text:list-item>
              <text:p text:style-name="P8">Документирование кода.</text:p>
            </text:list-item>
            <text:list-item>
              <text:p text:style-name="P8">Компиляция.</text:p>
            </text:list-item>
            <text:list-item>
              <text:p text:style-name="P8">Линковка.</text:p>
            </text:list-item>
            <text:list-item>
              <text:p text:style-name="P8">Тестирование.</text:p>
            </text:list-item>
            <text:list-item>
              <text:p text:style-name="P8">Отладка.</text:p>
            </text:list-item>
            <text:list-item>
              <text:p text:style-name="P8">Рефакторинг.</text:p>
            </text:list-item>
          </text:list>
        </text:list-item>
        <text:list-item>
          <text:p text:style-name="P8">Трудности ручной сборки сложных проектов.</text:p>
        </text:list-item>
        <text:list-item>
          <text:p text:style-name="P8">Инструменты автоматизации сборки проектов.</text:p>
        </text:list-item>
        <text:list-item>
          <text:p text:style-name="P8">Интегрированная среда разработки (<text:span text:style-name="T1">IDE</text:span>) как альтернатива набору разрозненных инструментов.</text:p>
          <text:list>
            <text:list-item>
              <text:p text:style-name="P8">Идеология <text:span text:style-name="T1">IDE</text:span> (решать все задачи кодирования, не покидая одну среду).</text:p>
            </text:list-item>
            <text:list-item>
              <text:p text:style-name="P8">Какие проблемы (и как) решает <text:span text:style-name="T1">IDE</text:span>.</text:p>
            </text:list-item>
            <text:list-item>
              <text:p text:style-name="P8">Какие проблемы создает <text:span text:style-name="T1">IDE</text:span> взамен решенных.</text:p>
            </text:list-item>
          </text:list>
        </text:list-item>
        <text:list-item>
          <text:p text:style-name="P8"><text:span text:style-name="T1">Eclipse</text:span> в качестве основы для <text:span text:style-name="T1">STM</text:span>32<text:span text:style-name="T1">CubeIDE</text:span>.</text:p>
          <text:list>
            <text:list-item>
              <text:p text:style-name="P8">Возможность наращивания функциональности инструмента посредством плагинов.</text:p>
            </text:list-item>
            <text:list-item>
              <text:p text:style-name="P8">Организация иерархии проектов в рабочем пространстве (<text:span text:style-name="T1">workspace</text:span>).</text:p>
            </text:list-item>
            <text:list-item>
              <text:p text:style-name="P8">Внешний вид оболочки. Возможности индивидуальной настройки по вкусу пользователя. Перспективы.</text:p>
            </text:list-item>
          </text:list>
        </text:list-item>
        <text:list-item>
          <text:p text:style-name="P8">Генератор шаблона проекта прошивки для встроенной системы <text:span text:style-name="T1">STM</text:span>32<text:span text:style-name="T1">CubeMX</text:span>.</text:p>
          <text:list>
            <text:list-item>
              <text:p text:style-name="P8">Как самостоятельная утилита.</text:p>
            </text:list-item>
            <text:list-item>
              <text:p text:style-name="P8">Как плагин к <text:span text:style-name="T1">STM</text:span>32<text:span text:style-name="T1">CubeIDE</text:span>.</text:p>
            </text:list-item>
          </text:list>
        </text:list-item>
        <text:list-item>
          <text:p text:style-name="P8">Встроенная поддержка программатора.</text:p>
        </text:list-item>
        <text:list-item>
          <text:p text:style-name="P8">Демонстрация полного цикла реализации простой программы.</text:p>
          <text:list>
            <text:list-item>
              <text:p text:style-name="P8">Генерация шаблона проекта.</text:p>
            </text:list-item>
            <text:list-item>
              <text:p text:style-name="P8">Добавление прикладного кода.</text:p>
            </text:list-item>
            <text:list-item>
              <text:p text:style-name="P8">Компиляция и линковка кода. Исправление ошибок компиляции.</text:p>
            </text:list-item>
            <text:list-item>
              <text:p text:style-name="P8">Прошивка кода в отладочную плату.</text:p>
            </text:list-item>
            <text:list-item>
              <text:p text:style-name="P8">Ручное тестирование программы.</text:p>
            </text:list-item>
            <text:list-item>
              <text:p text:style-name="P8">Отладка. Исправление ошибки.</text:p>
            </text:list-item>
          </text:list>
        </text:list-item>
      </text:list>
      <text:p text:style-name="Standard"/>
      <text:list xml:id="list165333119825212" text:continue-list="list165331762890874" text:style-name="WWNum6">
        <text:list-item>
          <text:h text:style-name="P2" text:outline-level="1">Специфика программирования для микроконтроллеров (Bare Metall)</text:h>
        </text:list-item>
      </text:list>
      <text:p text:style-name="Standard"/>
      <text:p text:style-name="Standard">Цель: учащиеся должны понимать:</text:p>
      <text:list text:style-name="WWNum10">
        <text:list-item>
          <text:p text:style-name="P9">чем отличается разработка ПО для встраиваемых систем без поддержки операционной системы (Bare Metall) от более привычного им программирования <text:span text:style-name="T1">PC</text:span>;</text:p>
        </text:list-item>
        <text:list-item>
          <text:p text:style-name="P9">как распределяется адресное пространство памяти;</text:p>
        </text:list-item>
        <text:list-item>
          <text:p text:style-name="P9">как организуется «одновременная» работа нескольких задач на одном ядре микроконтроллера;</text:p>
        </text:list-item>
        <text:list-item>
          <text:p text:style-name="P9">как программный код взаимодействует с периферийными устройствами для выполнения решаемой задачи.</text:p>
        </text:list-item>
      </text:list>
      <text:p text:style-name="Standard">Продолжительность: 1 занятие (лекция).</text:p>
      <text:p text:style-name="Standard">Дополнительные занятия: нет.</text:p>
      <text:p text:style-name="Standard">План занятия:</text:p>
      <text:list text:style-name="WWNum9">
        <text:list-item>
          <text:p text:style-name="P10">Сервисы операционной системы, которые использует типичная программа для <text:span text:style-name="T1">PC</text:span>:</text:p>
          <text:list>
            <text:list-item>
              <text:p text:style-name="P10">Создание процесса для выполнения программы.</text:p>
            </text:list-item>
            <text:list-item>
              <text:p text:style-name="P10">Выделение оперативной памяти и ее защита от других процессов.</text:p>
            </text:list-item>
            <text:list-item>
              <text:p text:style-name="P10">Управление потоками (для многопоточного приложения).</text:p>
            </text:list-item>
            <text:list-item>
              <text:p text:style-name="P10">Планировщик для реализации мультизадачности.</text:p>
            </text:list-item>
            <text:list-item>
              <text:p text:style-name="P10">Драйверы для взаимодействия с устройствами ввода/вывода.</text:p>
            </text:list-item>
          </text:list>
        </text:list-item>
        <text:list-item>
          <text:p text:style-name="P10">Как стартует программа, прошитая в ПЗУ микроконтроллера. Стартовый код и его функции.</text:p>
        </text:list-item>
        <text:list-item>
          <text:p text:style-name="P10">Виды памяти в микроконтроллере:</text:p>
          <text:list>
            <text:list-item>
              <text:p text:style-name="P10">Постоянная (<text:span text:style-name="T1">Flash, EPROM).</text:span></text:p>
            </text:list-item>
            <text:list-item>
              <text:p text:style-name="P10">Оперативная:</text:p>
              <text:list>
                <text:list-item>
                  <text:p text:style-name="P10">Статическая.</text:p>
                </text:list-item>
                <text:list-item>
                  <text:p text:style-name="P10">Динамическая.</text:p>
                </text:list-item>
              </text:list>
            </text:list-item>
            <text:list-item>
              <text:p text:style-name="P10">Энергонезависимая.</text:p>
            </text:list-item>
          </text:list>
        </text:list-item>
        <text:list-item>
          <text:p text:style-name="P10">Размещение объектов в адресном пространстве:</text:p>
          <text:list>
            <text:list-item>
              <text:p text:style-name="P10">Статические области (инициализированные и неинициализированные объекты).</text:p>
            </text:list-item>
            <text:list-item>
              <text:p text:style-name="P10">Стек.</text:p>
            </text:list-item>
            <text:list-item>
              <text:p text:style-name="P10">Динамическая область («куча»).</text:p>
            </text:list-item>
          </text:list>
        </text:list-item>
        <text:list-item>
          <text:p text:style-name="P10">Доступ к регистрам периферийных устройств.</text:p>
        </text:list-item>
        <text:list-item>
          <text:p text:style-name="P10">Простейшая (кооперативная) мультизадачность. Сопрограммы.</text:p>
        </text:list-item>
        <text:list-item>
          <text:p text:style-name="P10">Использование абстракций при работе с оборудованием. <text:span text:style-name="T1">HAL</text:span>.</text:p>
        </text:list-item>
        <text:list-item>
          <text:p text:style-name="P10">Библиотеки драйверов периферийных устройств от <text:span text:style-name="T1">ST</text:span>.</text:p>
        </text:list-item>
        <text:list-item>
          <text:p text:style-name="P10">Синхронизация обмена данными с внешними устройствами:</text:p>
          <text:list>
            <text:list-item>
              <text:p text:style-name="P10">Поллинг.</text:p>
            </text:list-item>
            <text:list-item>
              <text:p text:style-name="P10">Прерывания.</text:p>
            </text:list-item>
            <text:list-item>
              <text:p text:style-name="P10">Прямой доступ к памяти.</text:p>
            </text:list-item>
            <text:list-item>
              <text:p text:style-name="P10">Атомарный доступ к объектам.</text:p>
            </text:list-item>
          </text:list>
        </text:list-item>
      </text:list>
      <text:p text:style-name="Standard"/>
      <text:list xml:id="list165332501559068" text:continue-list="list165333119825212" text:style-name="WWNum6">
        <text:list-item>
          <text:h text:style-name="P2" text:outline-level="1">Знакомство с архитектурой микроконтроллера Cortex-M</text:h>
        </text:list-item>
      </text:list>
      <text:p text:style-name="P18">Цель: учащиеся должны<text:span text:style-name="T1"> </text:span>узнать:</text:p>
      <text:list xml:id="list488076743" text:style-name="WWNum16">
        <text:list-item>
          <text:p text:style-name="P11">отличия фундаментальных компьютерных архитектур, их достоинства и недостатки;</text:p>
        </text:list-item>
        <text:list-item>
          <text:p text:style-name="P11">место, которое занимает архитектура <text:span text:style-name="T1">ARM</text:span> среди прочих;</text:p>
        </text:list-item>
        <text:list-item>
          <text:p text:style-name="P11">профили <text:span text:style-name="T1">ARM;</text:span></text:p>
        </text:list-item>
        <text:list-item>
          <text:p text:style-name="P11">характеристики ядер микроконтроллеров <text:span text:style-name="T1">Cortex</text:span>-<text:span text:style-name="T1">M</text:span>;</text:p>
        </text:list-item>
        <text:list-item>
          <text:p text:style-name="P11">типичное распределение адресного пространства (ОЗУ);</text:p>
        </text:list-item>
        <text:list-item>
          <text:p text:style-name="P11">организацию прерываний/исключений;</text:p>
        </text:list-item>
        <text:list-item>
          <text:p text:style-name="P11">назначение и принцип работы системного таймера;</text:p>
        </text:list-item>
        <text:list-item>
          <text:p text:style-name="P11">стандартизованные программные интерфейсы для разработки кода.</text:p>
        </text:list-item>
      </text:list>
      <text:p text:style-name="P18">Продолжительность: 1 занятие (лекция, демонстрация).</text:p>
      <text:p text:style-name="P18">Дополнительные занятия: нет.</text:p>
      <text:p text:style-name="P18">План занятия:</text:p>
      <text:list text:style-name="WWNum15">
        <text:list-item>
          <text:p text:style-name="P12">Понятие архитектуры компьютера. Типовые архитектуры.</text:p>
          <text:list>
            <text:list-item>
              <text:p text:style-name="P12"><text:span text:style-name="T1">CISC</text:span></text:p>
            </text:list-item>
            <text:list-item>
              <text:p text:style-name="P12"><text:span text:style-name="T1">RISC</text:span></text:p>
            </text:list-item>
            <text:list-item>
              <text:p text:style-name="P12">Гарвардская архитектура.</text:p>
            </text:list-item>
            <text:list-item>
              <text:p text:style-name="P12">Фон-Неймановская архитектура.</text:p>
            </text:list-item>
          </text:list>
        </text:list-item>
        <text:list-item>
          <text:p text:style-name="P12">Архитектура <text:span text:style-name="T1">ARM. </text:span>Профили.</text:p>
          <text:list>
            <text:list-item>
              <text:p text:style-name="P12"><text:span text:style-name="T1">Cortex-M.</text:span></text:p>
            </text:list-item>
            <text:list-item>
              <text:p text:style-name="P12"><text:span text:style-name="T1">Cortex-R.</text:span></text:p>
            </text:list-item>
            <text:list-item>
              <text:p text:style-name="P12"><text:span text:style-name="T1">Cortex-A.</text:span></text:p>
            </text:list-item>
          </text:list>
        </text:list-item>
        <text:list-item>
          <text:p text:style-name="P12">Ядра, применяемые в микроконтроллерах <text:span text:style-name="T1">Cortex</text:span>-<text:span text:style-name="T1">M</text:span>.</text:p>
          <text:list>
            <text:list-item>
              <text:p text:style-name="P12"><text:span text:style-name="T1">Cortex-M0(+).</text:span></text:p>
            </text:list-item>
            <text:list-item>
              <text:p text:style-name="P12"><text:span text:style-name="T1">Cortex-M1.</text:span></text:p>
            </text:list-item>
            <text:list-item>
              <text:p text:style-name="P12"><text:span text:style-name="T1">Cortex-M3.</text:span></text:p>
            </text:list-item>
            <text:list-item>
              <text:p text:style-name="P12"><text:span text:style-name="T1">Cortex-M4.</text:span></text:p>
            </text:list-item>
            <text:list-item>
              <text:p text:style-name="P12"><text:span text:style-name="T1">Cortex-M7.</text:span></text:p>
            </text:list-item>
          </text:list>
        </text:list-item>
        <text:list-item>
          <text:p text:style-name="P12">Архитектура <text:span text:style-name="T1">STM32F76XXX</text:span></text:p>
        </text:list-item>
        <text:list-item>
          <text:p text:style-name="P12">Организация адресного пространства.</text:p>
        </text:list-item>
        <text:list-item>
          <text:p text:style-name="P12">Работа с отдельными битами (bit-banding).</text:p>
        </text:list-item>
        <text:list-item>
          <text:p text:style-name="P12">Параллельное выполнение машинных инструкций. Конвейер.</text:p>
        </text:list-item>
        <text:list-item>
          <text:p text:style-name="P12">Прерывания и исключения.</text:p>
          <text:list>
            <text:list-item>
              <text:p text:style-name="P12">Обработчики.</text:p>
            </text:list-item>
            <text:list-item>
              <text:p text:style-name="P12">Приоритет.</text:p>
            </text:list-item>
            <text:list-item>
              <text:p text:style-name="P12"><text:span text:style-name="T1">Nested Vectored Interrupt Controller (NVIC).</text:span></text:p>
            </text:list-item>
            <text:list-item>
              <text:p text:style-name="P12">Маскирование.</text:p>
            </text:list-item>
            <text:list-item>
              <text:p text:style-name="P12">Время реакции на прерывание.</text:p>
            </text:list-item>
          </text:list>
        </text:list-item>
        <text:list-item>
          <text:p text:style-name="P12"><text:span text:style-name="T1">Системный таймер SysTick.</text:span></text:p>
        </text:list-item>
        <text:list-item>
          <text:p text:style-name="P12"><text:span text:style-name="T1">Cortex Microcontroller Software Interface Standard (CMSIS).</text:span></text:p>
          <text:list>
            <text:list-item>
              <text:p text:style-name="P12"><text:span text:style-name="T1">CMSIS-CORE.</text:span></text:p>
            </text:list-item>
            <text:list-item>
              <text:p text:style-name="P12"><text:span text:style-name="T1">CMSIS-Driver.</text:span></text:p>
            </text:list-item>
            <text:list-item>
              <text:p text:style-name="P12"><text:span text:style-name="T1">CMSIS-DSP.</text:span></text:p>
            </text:list-item>
            <text:list-item>
              <text:p text:style-name="P12"><text:span text:style-name="T1">CMSIS-RTOS API.</text:span></text:p>
            </text:list-item>
          </text:list>
        </text:list-item>
      </text:list>
      <text:p text:style-name="P25"/>
      <text:list xml:id="list165333383460657" text:continue-list="list165332501559068" text:style-name="WWNum6">
        <text:list-item>
          <text:h text:style-name="P2" text:outline-level="1">Интерфейсы<text:span text:style-name="T1"> </text:span>микроконтроллера<text:span text:style-name="T1">. UART/USART, SPI, I2C</text:span></text:h>
        </text:list-item>
      </text:list>
      <text:p text:style-name="P18">Цель: учащиеся должны<text:span text:style-name="T1"> </text:span>узнать:</text:p>
      <text:list xml:id="list165333759266000" text:continue-list="list488076743" text:style-name="WWNum16">
        <text:list-item>
          <text:p text:style-name="P11">какими типовыми интерфейсами для взаимодействия с внешней средой обладает микроконтроллер, их назначение и особенности;</text:p>
        </text:list-item>
        <text:list-item>
          <text:p text:style-name="P11">как выглядят сигналы интерфейсов снаружи;</text:p>
        </text:list-item>
        <text:list-item>
          <text:p text:style-name="P11">как выглядят регистры интерфейсов изнутри;</text:p>
        </text:list-item>
        <text:list-item>
          <text:p text:style-name="P11">как использовать готовые средства от поставщика контроллера <text:span text:style-name="T1">STM</text:span>32 для работы с периферийными устройствами.</text:p>
        </text:list-item>
      </text:list>
      <text:p text:style-name="P18">Продолжительность: 1 занятие (лекция, демонстрация).</text:p>
      <text:p text:style-name="P18">Дополнительные занятия: практикум по использованию интерфейсов микроконтроллера (<text:span text:style-name="T1">TBD</text:span>).</text:p>
      <text:p text:style-name="Standard">План занятия:</text:p>
      <text:list text:style-name="WWNum17">
        <text:list-item>
          <text:p text:style-name="P13">Для чего нужны интерфейсы. Экологические ниши.</text:p>
        </text:list-item>
        <text:list-item>
          <text:p text:style-name="P13"><text:span text:style-name="T1">UART</text:span>.</text:p>
          <text:list>
            <text:list-item>
              <text:p text:style-name="P13">Проблемы синхронизации при последовательной передаче данных.</text:p>
            </text:list-item>
            <text:list-item>
              <text:p text:style-name="P13">Асинхронный старт-стопный протокол телеграфа и телетайпа.</text:p>
            </text:list-item>
            <text:list-item>
              <text:p text:style-name="P13"><text:span text:style-name="T1">RS-232.</text:span></text:p>
            </text:list-item>
            <text:list-item>
              <text:p text:style-name="P13">Управление потоком данных<text:span text:style-name="T1">:</text:span></text:p>
              <text:list>
                <text:list-item>
                  <text:p text:style-name="P13">аппаратное;</text:p>
                </text:list-item>
                <text:list-item>
                  <text:p text:style-name="P13">протокол <text:span text:style-name="T1">XOn/XOff.</text:span></text:p>
                </text:list-item>
              </text:list>
            </text:list-item>
            <text:list-item>
              <text:p text:style-name="P13">Осциллограмма посылки.</text:p>
            </text:list-item>
          </text:list>
        </text:list-item>
        <text:list-item>
          <text:p text:style-name="P13"><text:span text:style-name="T1">SPI.</text:span></text:p>
          <text:list>
            <text:list-item>
              <text:p text:style-name="P13">Применение интерфейса.</text:p>
            </text:list-item>
            <text:list-item>
              <text:p text:style-name="P13">Осциллограмма посылки.</text:p>
            </text:list-item>
            <text:list-item>
              <text:p text:style-name="P13">Реализация приемника и передатчика на цифровых микросхемах низкой интеграции.</text:p>
            </text:list-item>
            <text:list-item>
              <text:p text:style-name="P13">Аппаратная реализация интерфейса <text:span text:style-name="T1">SPI</text:span> в <text:span text:style-name="T1">STM</text:span>32.</text:p>
            </text:list-item>
          </text:list>
        </text:list-item>
        <text:list-item>
          <text:p text:style-name="P13"><text:span text:style-name="T1">I</text:span><text:span text:style-name="T3">2</text:span><text:span text:style-name="T1">C.</text:span></text:p>
          <text:list>
            <text:list-item>
              <text:p text:style-name="P13">Концепция интерфейса.</text:p>
            </text:list-item>
            <text:list-item>
              <text:p text:style-name="P13">Осциллограмма посылки.</text:p>
            </text:list-item>
            <text:list-item>
              <text:p text:style-name="P13">Аппаратная реализация интерфейса <text:span text:style-name="T1">SPI</text:span> в <text:span text:style-name="T1">STM</text:span>32.</text:p>
            </text:list-item>
          </text:list>
        </text:list-item>
        <text:list-item>
          <text:p text:style-name="P13">Общие вопросы работы с периферийными устройствами.</text:p>
          <text:list>
            <text:list-item>
              <text:p text:style-name="P13">Проблемы совместного доступа в многопоточной среде выполнения кода.</text:p>
            </text:list-item>
            <text:list-item>
              <text:p text:style-name="P13">Отделение высокоуровневого кода от низкоуровневого. <text:span text:style-name="T1">HAL.</text:span></text:p>
            </text:list-item>
            <text:list-item>
              <text:p text:style-name="P13">Драйвер устройства.</text:p>
            </text:list-item>
            <text:list-item>
              <text:p text:style-name="P13">Синхронизация кода с оборудованием.</text:p>
              <text:list>
                <text:list-item>
                  <text:p text:style-name="P13">Поллинг. Достоинства и недостатки.</text:p>
                </text:list-item>
                <text:list-item>
                  <text:p text:style-name="P13">Использование прерываний.</text:p>
                </text:list-item>
                <text:list-item>
                  <text:p text:style-name="P13">Проблемы атомарности данных при асинхронном доступе.</text:p>
                </text:list-item>
              </text:list>
            </text:list-item>
            <text:list-item>
              <text:p text:style-name="P13">Оптимизация пропускной способности системы. Прямой доступ к памяти.</text:p>
            </text:list-item>
          </text:list>
        </text:list-item>
        <text:list-item>
          <text:p text:style-name="P13">Использование библиотеки <text:span text:style-name="T1">HAL</text:span> от <text:span text:style-name="T1">ST</text:span>. Ее достоинства и недостатки.</text:p>
        </text:list-item>
      </text:list>
      <text:p text:style-name="Standard"/>
      <text:list xml:id="list165332376182796" text:continue-list="list165333383460657" text:style-name="WWNum6">
        <text:list-item>
          <text:h text:style-name="P2" text:outline-level="1">Периферия микроконтроллера. Таймер и часы реального времени. АЦП. ЦАП.</text:h>
        </text:list-item>
      </text:list>
      <text:p text:style-name="P18">Цель: учащиеся должны:</text:p>
      <text:list xml:id="list165331878283967" text:continue-list="list165333759266000" text:style-name="WWNum16">
        <text:list-item>
          <text:p text:style-name="P11">изучить назначение и использование таймеров;</text:p>
        </text:list-item>
        <text:list-item>
          <text:p text:style-name="P11">научиться работать с часами реального времени;</text:p>
        </text:list-item>
        <text:list-item>
          <text:p text:style-name="P11">научиться выдавать аналоговый сигнал заданной величины;</text:p>
        </text:list-item>
        <text:list-item>
          <text:p text:style-name="P11">научиться измерять и оцифровывать напряжение.</text:p>
        </text:list-item>
      </text:list>
      <text:p text:style-name="P18">Продолжительность: 1 занятие (лекция, демонстрация).</text:p>
      <text:p text:style-name="P18">Дополнительные занятия: </text:p>
      <text:list text:style-name="WWNum19">
        <text:list-item>
          <text:p text:style-name="P14">практикум по работе с таймером и часами реального времени (<text:span text:style-name="T1">TBD</text:span>);</text:p>
        </text:list-item>
        <text:list-item>
          <text:p text:style-name="P14">практикум по вводу и выводу аналоговых сигналов.</text:p>
        </text:list-item>
      </text:list>
      <text:p text:style-name="Standard">План занятия:</text:p>
      <text:list text:style-name="WWNum18">
        <text:list-item>
          <text:p text:style-name="P15">Таймер.</text:p>
          <text:list>
            <text:list-item>
              <text:p text:style-name="P15">Назначение таймера.</text:p>
              <text:list>
                <text:list-item>
                  <text:p text:style-name="P15">Подсчет входных импульсов.</text:p>
                </text:list-item>
                <text:list-item>
                  <text:p text:style-name="P15">Формирование временных интервалов.</text:p>
                </text:list-item>
                <text:list-item>
                  <text:p text:style-name="P15">Измерение временных интервалов.</text:p>
                </text:list-item>
                <text:list-item>
                  <text:p text:style-name="P15">Генерация импульсов.</text:p>
                </text:list-item>
                <text:list-item>
                  <text:p text:style-name="P15">Широтно-импульсная модуляция (ШИМ).</text:p>
                </text:list-item>
              </text:list>
            </text:list-item>
            <text:list-item>
              <text:p text:style-name="P15">Архитектура таймера.</text:p>
            </text:list-item>
            <text:list-item>
              <text:p text:style-name="P15">Примеры использования таймера.</text:p>
            </text:list-item>
          </text:list>
        </text:list-item>
        <text:list-item>
          <text:p text:style-name="P15">Часы реального времени.</text:p>
          <text:list>
            <text:list-item>
              <text:p text:style-name="P15">Назначение.</text:p>
            </text:list-item>
            <text:list-item>
              <text:p text:style-name="P15">Архитектура.</text:p>
            </text:list-item>
            <text:list-item>
              <text:p text:style-name="P15">Примеры использования.</text:p>
            </text:list-item>
          </text:list>
        </text:list-item>
        <text:list-item>
          <text:p text:style-name="P15">ЦАП.</text:p>
          <text:list>
            <text:list-item>
              <text:p text:style-name="P15">Принцип работы.</text:p>
            </text:list-item>
            <text:list-item>
              <text:p text:style-name="P15">Архитектура.</text:p>
            </text:list-item>
            <text:list-item>
              <text:p text:style-name="P15">Примеры использования.</text:p>
            </text:list-item>
          </text:list>
        </text:list-item>
        <text:list-item>
          <text:p text:style-name="P15">АЦП.</text:p>
          <text:list>
            <text:list-item>
              <text:p text:style-name="P15">Принцип работы.</text:p>
            </text:list-item>
            <text:list-item>
              <text:p text:style-name="P15">Режим использования:</text:p>
              <text:list>
                <text:list-item>
                  <text:p text:style-name="P15">по запуску;</text:p>
                </text:list-item>
                <text:list-item>
                  <text:p text:style-name="P15">циклический.</text:p>
                </text:list-item>
              </text:list>
            </text:list-item>
            <text:list-item>
              <text:p text:style-name="P15">Выбор канала.</text:p>
            </text:list-item>
            <text:list-item>
              <text:p text:style-name="P15">Примеры использования.</text:p>
            </text:list-item>
          </text:list>
        </text:list-item>
      </text:list>
      <text:p text:style-name="Standard"/>
      <text:list xml:id="list165332477788093" text:continue-list="list165332376182796" text:style-name="WWNum6">
        <text:list-item>
          <text:h text:style-name="P2" text:outline-level="1">Операционная система реального времени FreeRTOS</text:h>
        </text:list-item>
      </text:list>
      <text:p text:style-name="P18">Цель: учащиеся должны:</text:p>
      <text:list xml:id="list165332021342603" text:continue-list="list165331878283967" text:style-name="WWNum16">
        <text:list-item>
          <text:p text:style-name="P11">понимать основные принципы организации многозадачности во встроенных системах;</text:p>
        </text:list-item>
        <text:list-item>
          <text:p text:style-name="P11">познакомиться с основами <text:span text:style-name="T1">FreeRTOS</text:span>;</text:p>
        </text:list-item>
        <text:list-item>
          <text:p text:style-name="P11">знать о наличии основных альтернатив.</text:p>
        </text:list-item>
      </text:list>
      <text:p text:style-name="P18">Продолжительность: 1 занятие (лекция, демонстрация).</text:p>
      <text:p text:style-name="P18">Дополнительные занятия: спецкурс по <text:span text:style-name="T1">FreeRTOS</text:span> (<text:span text:style-name="T1">TBD</text:span>).</text:p>
      <text:p text:style-name="Standard">План занятия:</text:p>
      <text:list text:style-name="WWNum20">
        <text:list-item>
          <text:p text:style-name="P16">Сложность разработки нетривиальной программы в однопоточной среде выполнения.</text:p>
        </text:list-item>
        <text:list-item>
          <text:p text:style-name="P16">Выполнение нескольких задач на одноядерном процессоре.</text:p>
          <text:list>
            <text:list-item>
              <text:p text:style-name="P16">Процессы и потоки. Сходство, различие.</text:p>
            </text:list-item>
            <text:list-item>
              <text:p text:style-name="P16">Разновидности мультизадачности:</text:p>
              <text:list>
                <text:list-item>
                  <text:p text:style-name="P16">кооперативная;</text:p>
                </text:list-item>
                <text:list-item>
                  <text:p text:style-name="P16">вытесняющая.</text:p>
                </text:list-item>
              </text:list>
            </text:list-item>
            <text:list-item>
              <text:p text:style-name="P16">Планировщик.</text:p>
            </text:list-item>
            <text:list-item>
              <text:p text:style-name="P16">Механизмы синхронизации задач.</text:p>
            </text:list-item>
            <text:list-item>
              <text:p text:style-name="P16">Приоритеты задач.</text:p>
            </text:list-item>
            <text:list-item>
              <text:p text:style-name="P16">Работа в реальном времени.</text:p>
            </text:list-item>
            <text:list-item>
              <text:p text:style-name="P16">Проблемы многозадачной работы:</text:p>
              <text:list>
                <text:list-item>
                  <text:p text:style-name="P16">атомарность;</text:p>
                </text:list-item>
                <text:list-item>
                  <text:p text:style-name="P16"><text:span text:style-name="T1">deadlock;</text:span></text:p>
                </text:list-item>
                <text:list-item>
                  <text:p text:style-name="P16">инверсия приоритетов.</text:p>
                </text:list-item>
              </text:list>
            </text:list-item>
          </text:list>
        </text:list-item>
        <text:list-item>
          <text:p text:style-name="P16">ОСРВ <text:span text:style-name="T1">FreeRTOS.</text:span></text:p>
          <text:list>
            <text:list-item>
              <text:p text:style-name="P16">Задачи и сопрограммы.</text:p>
              <text:list>
                <text:list-item>
                  <text:p text:style-name="P16">Состояния.</text:p>
                </text:list-item>
                <text:list-item>
                  <text:p text:style-name="P16">Планирование.</text:p>
                </text:list-item>
                <text:list-item>
                  <text:p text:style-name="P16">Приоритеты.</text:p>
                </text:list-item>
              </text:list>
            </text:list-item>
            <text:list-item>
              <text:p text:style-name="P16">Очереди.</text:p>
            </text:list-item>
            <text:list-item>
              <text:p text:style-name="P16">Семафоры и мьютексы.</text:p>
            </text:list-item>
            <text:list-item>
              <text:p text:style-name="P16">Механизм обмена оповещениями между задачами.</text:p>
            </text:list-item>
            <text:list-item>
              <text:p text:style-name="P16">Виртуальные таймеры.</text:p>
            </text:list-item>
          </text:list>
        </text:list-item>
        <text:list-item>
          <text:p text:style-name="P16">Другие ОСРВ (краткий обзор).</text:p>
          <text:list>
            <text:list-item>
              <text:p text:style-name="P16">Femto OS.</text:p>
            </text:list-item>
            <text:list-item>
              <text:p text:style-name="P16">UNISON RTOS.</text:p>
            </text:list-item>
            <text:list-item>
              <text:p text:style-name="P16">MicroC/OS-II<text:span text:style-name="T1">.</text:span></text:p>
            </text:list-item>
            <text:list-item>
              <text:p text:style-name="P16">Contiki<text:span text:style-name="T1">.</text:span></text:p>
            </text:list-item>
            <text:list-item>
              <text:p text:style-name="P16">Embox<text:span text:style-name="T1">.</text:span></text:p>
            </text:list-item>
          </text:list>
        </text:list-item>
      </text:list>
      <text:p text:style-name="Standard"/>
      <text:list xml:id="list165333011376563" text:continue-list="list165332477788093" text:style-name="WWNum6">
        <text:list-item>
          <text:h text:style-name="P2" text:outline-level="1">Операционная система Linux на микропроцессорах Cortex-A</text:h>
        </text:list-item>
      </text:list>
      <text:p text:style-name="Standard"/>
      <text:p text:style-name="Standard"/>
      <text:list xml:id="list165333027691919" text:continue-numbering="true" text:style-name="WWNum6">
        <text:list-item>
          <text:h text:style-name="P2" text:outline-level="1">Разработка принципиальной схемы в Altium</text:h>
        </text:list-item>
      </text:list>
      <text:p text:style-name="Standard"/>
      <text:p text:style-name="Standard">Цель: познакомить учащихся с программным пакетом <text:span text:style-name="T1">Altium</text:span> <text:span text:style-name="T1">Designer</text:span>, подготовить их к созданию собственных библиотек и схем электрических принципиальных.</text:p>
      <text:p text:style-name="Standard">Продолжительность: 1 занятие (лекция, для обсуждения времени может не хватит).</text:p>
      <text:p text:style-name="Standard">Дополнительные занятия: практическое занятие №6 "Разработка принципиальной схемы в Altium".</text:p>
      <text:p text:style-name="Standard"/>
      <text:p text:style-name="Standard">План занятия:</text:p>
      <text:p text:style-name="P26">1. Введение в Лекцию. <text:line-break/>2. Мировые <text:span text:style-name="T1">CAD</text:span> программы для разработки изделий. <text:line-break/>3. Altium Designer. Общие сведения.<text:line-break/>4. Основное окно <text:span text:style-name="T1">Altium</text:span> Designer. <text:s/><text:line-break/>5. Система <text:span text:style-name="T1">Concord</text:span>. Введение.</text:p>
      <text:p text:style-name="P27">6. Система <text:span text:style-name="T1">Concord</text:span>. Разработка библиотеки компонента<text:line-break/>7. Altium Designer. Разработка схемы электрической принципиальной<text:line-break/>8. Материал для самостоятельного изучения. <text:s/></text:p>
      <text:p text:style-name="Standard"/>
      <text:p text:style-name="Standard"/>
      <text:list xml:id="list165333752352873" text:continue-numbering="true" text:style-name="WWNum6">
        <text:list-item>
          <text:h text:style-name="P2" text:outline-level="1">Разработка печатной платы в Altium</text:h>
        </text:list-item>
      </text:list>
      <text:p text:style-name="Standard"/>
      <text:p text:style-name="Standard"/>
      <text:list xml:id="list165332467405974" text:continue-numbering="true" text:style-name="WWNum6">
        <text:list-item>
          <text:h text:style-name="P2" text:outline-level="1">Изготовление печатной платы методом ЛУТ</text:h>
        </text:list-item>
      </text:list>
      <text:p text:style-name="Standard"/>
      <text:list xml:id="list165332673996756" text:continue-numbering="true" text:style-name="WWNum6">
        <text:list-item>
          <text:h text:style-name="P2" text:outline-level="1">Измерения электрических величин</text:h>
        </text:list-item>
      </text:list>
      <text:p text:style-name="P18">Цель: учащиеся должны:</text:p>
      <text:list xml:id="list165332180610882" text:continue-list="list165332021342603" text:style-name="WWNum16">
        <text:list-item>
          <text:p text:style-name="P11">научиться пользоваться основными инструментами измерений (мультиметр, логический тестер, осциллограф);</text:p>
        </text:list-item>
        <text:list-item>
          <text:p text:style-name="P11">понимать их назначение, возможности, границы применимости.</text:p>
        </text:list-item>
      </text:list>
      <text:p text:style-name="P18">Продолжительность: 1 занятие (лекция, демонстрация).</text:p>
      <text:p text:style-name="P18">Дополнительные занятия: нет (навыки использования приборов будут нарабатываться во время практических занятий и работы над проектами).</text:p>
      <text:p text:style-name="Standard">План занятия:</text:p>
      <text:list text:style-name="WWNum21">
        <text:list-item>
          <text:p text:style-name="P17">Погрешности измерений и разрешение.</text:p>
        </text:list-item>
        <text:list-item>
          <text:p text:style-name="P17">Влияние измерительного прибора на измеряемую величину.</text:p>
        </text:list-item>
        <text:list-item>
          <text:p text:style-name="P17">Мультиметр <text:span text:style-name="T1">UT61D.</text:span></text:p>
          <text:list>
            <text:list-item>
              <text:p text:style-name="P17">Особенности прибора.</text:p>
              <text:list>
                <text:list-item>
                  <text:p text:style-name="P17">Автоматический выбор предела измерения.</text:p>
                </text:list-item>
                <text:list-item>
                  <text:p text:style-name="P17">Измерение <text:span text:style-name="T1">True RMS.</text:span></text:p>
                </text:list-item>
                <text:list-item>
                  <text:p text:style-name="P17">Цифровая и аналоговая индикация результатов измерения.</text:p>
                </text:list-item>
                <text:list-item>
                  <text:p text:style-name="P17">Передача результатов измерения по <text:span text:style-name="T1">RS</text:span>232.</text:p>
                </text:list-item>
                <text:list-item>
                  <text:p text:style-name="P17">Подсветка шкалы.</text:p>
                </text:list-item>
              </text:list>
            </text:list-item>
            <text:list-item>
              <text:p text:style-name="P17">Измерение напряжения.</text:p>
              <text:list>
                <text:list-item>
                  <text:p text:style-name="P17">Измерение постоянного напряжения.</text:p>
                  <text:list>
                    <text:list-item>
                      <text:p text:style-name="P17">Параметры прибора в режиме измерения постоянного напряжения.</text:p>
                      <text:list>
                        <text:list-item>
                          <text:p text:style-name="P17">Пределы измерений.</text:p>
                        </text:list-item>
                        <text:list-item>
                          <text:p text:style-name="P17">Разрешение.</text:p>
                        </text:list-item>
                        <text:list-item>
                          <text:p text:style-name="P17">Погрешность.</text:p>
                        </text:list-item>
                        <text:list-item>
                          <text:p text:style-name="P17">Входное сопротивление.</text:p>
                        </text:list-item>
                      </text:list>
                    </text:list-item>
                    <text:list-item>
                      <text:p text:style-name="P17">Подготовка прибора к работе.</text:p>
                    </text:list-item>
                    <text:list-item>
                      <text:p text:style-name="P17">Измерение.</text:p>
                    </text:list-item>
                  </text:list>
                </text:list-item>
                <text:list-item>
                  <text:p text:style-name="P17">Измерение переменного напряжения.</text:p>
                  <text:list>
                    <text:list-item>
                      <text:p text:style-name="P17">Параметры прибора в режиме измерения переменного напряжения.</text:p>
                      <text:list>
                        <text:list-item>
                          <text:p text:style-name="P17">Пределы измерений.</text:p>
                        </text:list-item>
                        <text:list-item>
                          <text:p text:style-name="P17">Разрешение.</text:p>
                        </text:list-item>
                        <text:list-item>
                          <text:p text:style-name="P17">Погрешность.</text:p>
                        </text:list-item>
                        <text:list-item>
                          <text:p text:style-name="P17">Входное сопротивление.</text:p>
                        </text:list-item>
                        <text:list-item>
                          <text:p text:style-name="P17">Диапазон частот измеряемого сигнала.</text:p>
                        </text:list-item>
                      </text:list>
                    </text:list-item>
                    <text:list-item>
                      <text:p text:style-name="P17">Подготовка прибора к работе.</text:p>
                    </text:list-item>
                    <text:list-item>
                      <text:p text:style-name="P17">Измерение.</text:p>
                    </text:list-item>
                  </text:list>
                </text:list-item>
              </text:list>
            </text:list-item>
            <text:list-item>
              <text:p text:style-name="P17">Измерение тока.</text:p>
              <text:list>
                <text:list-item>
                  <text:p text:style-name="P17"><text:s/>Правила предосторожности при измерении тока.</text:p>
                </text:list-item>
                <text:list-item>
                  <text:p text:style-name="P17">Измерение постоянного тока.</text:p>
                  <text:list>
                    <text:list-item>
                      <text:p text:style-name="P17">Параметры прибора в режиме измерения постоянного напряжения.</text:p>
                      <text:list>
                        <text:list-item>
                          <text:p text:style-name="P17">Пределы измерений.</text:p>
                        </text:list-item>
                        <text:list-item>
                          <text:p text:style-name="P17">Разрешение.</text:p>
                        </text:list-item>
                        <text:list-item>
                          <text:p text:style-name="P17">Погрешность.</text:p>
                        </text:list-item>
                      </text:list>
                    </text:list-item>
                    <text:list-item>
                      <text:p text:style-name="P17">Подготовка прибора к работе.</text:p>
                    </text:list-item>
                    <text:list-item>
                      <text:p text:style-name="P17">Измерение.</text:p>
                    </text:list-item>
                  </text:list>
                </text:list-item>
                <text:list-item>
                  <text:p text:style-name="P17">Измерение переменного тока.</text:p>
                  <text:list>
                    <text:list-item>
                      <text:p text:style-name="P17">Параметры прибора в режиме измерения переменного напряжения.</text:p>
                      <text:list>
                        <text:list-item>
                          <text:p text:style-name="P17">Пределы измерений.</text:p>
                        </text:list-item>
                        <text:list-item>
                          <text:p text:style-name="P17"><text:soft-page-break/>Разрешение.</text:p>
                        </text:list-item>
                        <text:list-item>
                          <text:p text:style-name="P17">Погрешность.</text:p>
                        </text:list-item>
                        <text:list-item>
                          <text:p text:style-name="P17">Диапазон частот измеряемого сигнала.</text:p>
                        </text:list-item>
                      </text:list>
                    </text:list-item>
                    <text:list-item>
                      <text:p text:style-name="P17">Подготовка прибора к работе.</text:p>
                    </text:list-item>
                    <text:list-item>
                      <text:p text:style-name="P17">Измерение.</text:p>
                    </text:list-item>
                  </text:list>
                </text:list-item>
              </text:list>
            </text:list-item>
            <text:list-item>
              <text:p text:style-name="P17">Измерение сопротивления.</text:p>
              <text:list>
                <text:list-item>
                  <text:p text:style-name="P17">Правила предосторожности при измерении сопротивления.</text:p>
                </text:list-item>
                <text:list-item>
                  <text:p text:style-name="P17">Параметры прибора в режиме измерения сопротивления.</text:p>
                  <text:list>
                    <text:list-item>
                      <text:p text:style-name="P17">Пределы измерений.</text:p>
                    </text:list-item>
                    <text:list-item>
                      <text:p text:style-name="P17">Разрешение.</text:p>
                    </text:list-item>
                    <text:list-item>
                      <text:p text:style-name="P17">Погрешность.</text:p>
                    </text:list-item>
                  </text:list>
                </text:list-item>
                <text:list-item>
                  <text:p text:style-name="P17">Подготовка прибора к работе.</text:p>
                </text:list-item>
                <text:list-item>
                  <text:p text:style-name="P17">Измерение.</text:p>
                </text:list-item>
              </text:list>
            </text:list-item>
            <text:list-item>
              <text:p text:style-name="P17">Прозвонка цепей.</text:p>
              <text:list>
                <text:list-item>
                  <text:p text:style-name="P17">Правила предосторожности при прозвонке цепей.</text:p>
                </text:list-item>
                <text:list-item>
                  <text:p text:style-name="P17">Параметры прибора в режиме прозвонки цепей.</text:p>
                  <text:list>
                    <text:list-item>
                      <text:p text:style-name="P17">Напряжение на щупах при разомкнутой цепи.</text:p>
                    </text:list-item>
                    <text:list-item>
                      <text:p text:style-name="P17">Сопротивление обрыва.</text:p>
                    </text:list-item>
                    <text:list-item>
                      <text:p text:style-name="P17">Сопротивление короткого замыкания.</text:p>
                    </text:list-item>
                  </text:list>
                </text:list-item>
                <text:list-item>
                  <text:p text:style-name="P17">Подготовка прибора к работе.</text:p>
                </text:list-item>
                <text:list-item>
                  <text:p text:style-name="P17">Измерение.</text:p>
                </text:list-item>
              </text:list>
            </text:list-item>
            <text:list-item>
              <text:p text:style-name="P17">Проверка диодов.</text:p>
              <text:list>
                <text:list-item>
                  <text:p text:style-name="P17">Правила предосторожности при проверке диодов.</text:p>
                </text:list-item>
                <text:list-item>
                  <text:p text:style-name="P17">Параметры прибора в режиме проверки диодов.</text:p>
                  <text:list>
                    <text:list-item>
                      <text:p text:style-name="P17">Напряжение на щупах при разомкнутой цепи.</text:p>
                    </text:list-item>
                  </text:list>
                </text:list-item>
                <text:list-item>
                  <text:p text:style-name="P17">Подготовка прибора к работе.</text:p>
                </text:list-item>
                <text:list-item>
                  <text:p text:style-name="P17">Измерение.</text:p>
                </text:list-item>
              </text:list>
            </text:list-item>
            <text:list-item>
              <text:p text:style-name="P17">Измерение емкости.</text:p>
              <text:list>
                <text:list-item>
                  <text:p text:style-name="P17">Правила предосторожности при измерении емкости.</text:p>
                </text:list-item>
                <text:list-item>
                  <text:p text:style-name="P17">Параметры прибора в режиме измерения емкости.</text:p>
                  <text:list>
                    <text:list-item>
                      <text:p text:style-name="P17">Пределы измерений.</text:p>
                    </text:list-item>
                    <text:list-item>
                      <text:p text:style-name="P17">Разрешение.</text:p>
                    </text:list-item>
                    <text:list-item>
                      <text:p text:style-name="P17">Погрешность.</text:p>
                    </text:list-item>
                  </text:list>
                </text:list-item>
                <text:list-item>
                  <text:p text:style-name="P17">Подготовка прибора к работе.</text:p>
                </text:list-item>
                <text:list-item>
                  <text:p text:style-name="P17">Измерение.</text:p>
                </text:list-item>
              </text:list>
            </text:list-item>
            <text:list-item>
              <text:p text:style-name="P17">Измерение частоты и рабочего цикла.</text:p>
              <text:list>
                <text:list-item>
                  <text:p text:style-name="P17">Правила предосторожности при измерении частоты.</text:p>
                </text:list-item>
                <text:list-item>
                  <text:p text:style-name="P17">Параметры прибора в режиме измерения частоты.</text:p>
                  <text:list>
                    <text:list-item>
                      <text:p text:style-name="P17">Пределы измерений.</text:p>
                    </text:list-item>
                    <text:list-item>
                      <text:p text:style-name="P17">Разрешение.</text:p>
                    </text:list-item>
                    <text:list-item>
                      <text:p text:style-name="P17">Погрешность.</text:p>
                    </text:list-item>
                  </text:list>
                </text:list-item>
                <text:list-item>
                  <text:p text:style-name="P17">Подготовка прибора к работе.</text:p>
                </text:list-item>
                <text:list-item>
                  <text:p text:style-name="P17">Измерение.</text:p>
                </text:list-item>
              </text:list>
            </text:list-item>
            <text:list-item>
              <text:p text:style-name="P17">Режим относительных измерений.</text:p>
            </text:list-item>
            <text:list-item>
              <text:p text:style-name="P17">Режим удержания данных.</text:p>
            </text:list-item>
            <text:list-item>
              <text:p text:style-name="P17">Запись в память максимальных и минимальных измеренных значений.</text:p>
            </text:list-item>
          </text:list>
        </text:list-item>
        <text:list-item>
          <text:p text:style-name="P17">Логический тестер LP-1.</text:p>
          <text:list>
            <text:list-item>
              <text:p text:style-name="P17">Выбор логических уровней.</text:p>
            </text:list-item>
            <text:list-item>
              <text:p text:style-name="P17">Измерение статического уровня.</text:p>
            </text:list-item>
            <text:list-item>
              <text:p text:style-name="P17">Обнаружение коротких периодических импульсов при помощи детектора.</text:p>
            </text:list-item>
            <text:list-item>
              <text:p text:style-name="P17">Обнаружение коротких одиночных импульсов при помощи «ловушки».</text:p>
            </text:list-item>
          </text:list>
        </text:list-item>
        <text:list-item>
          <text:p text:style-name="P17">Осциллограф RIGOL DS1102Z-E.</text:p>
          <text:list>
            <text:list-item>
              <text:p text:style-name="P17"><text:soft-page-break/>Назначение осциллографа.</text:p>
            </text:list-item>
            <text:list-item>
              <text:p text:style-name="P17">Основные параметры.</text:p>
            </text:list-item>
            <text:list-item>
              <text:p text:style-name="P17">Методика измерений.</text:p>
              <text:list>
                <text:list-item>
                  <text:p text:style-name="P17">Роль делителя на щупах.</text:p>
                </text:list-item>
                <text:list-item>
                  <text:p text:style-name="P17">Настройка вертикального канала.</text:p>
                </text:list-item>
                <text:list-item>
                  <text:p text:style-name="P17">Настройка горизонтального канала.</text:p>
                </text:list-item>
                <text:list-item>
                  <text:p text:style-name="P17">Синхронизация.</text:p>
                </text:list-item>
                <text:list-item>
                  <text:p text:style-name="P17">Автонастройки.</text:p>
                </text:list-item>
                <text:list-item>
                  <text:p text:style-name="P17">Использование курсоров для повышения точности измерений.</text:p>
                </text:list-item>
              </text:list>
            </text:list-item>
            <text:list-item>
              <text:p text:style-name="P17">Специальные функции.</text:p>
              <text:list>
                <text:list-item>
                  <text:p text:style-name="P17">Математические операции.</text:p>
                </text:list-item>
                <text:list-item>
                  <text:p text:style-name="P17">Анализ протоколов (параллельный код, <text:span text:style-name="T1">RS</text:span>232, <text:span text:style-name="T1">SPI</text:span>, <text:span text:style-name="T1">I</text:span>2<text:span text:style-name="T1">C</text:span>).</text:p>
                </text:list-item>
                <text:list-item>
                  <text:p text:style-name="P17">Быстрое преобразование Фурье.</text:p>
                </text:list-item>
              </text:list>
            </text:list-item>
            <text:list-item>
              <text:p text:style-name="P17">Сохранение результатов измерений в файл.</text:p>
              <text:list>
                <text:list-item>
                  <text:p text:style-name="P17">Снимки экрана.</text:p>
                </text:list-item>
                <text:list-item>
                  <text:p text:style-name="P17">Измеренные значения.</text:p>
                </text:list-item>
              </text:list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F" style:font-family-generic-asian="system" style:font-pitch-asian="variabl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26cm" style:font-name-asian="F" style:font-family-generic-asian="system" style:font-pitch-asian="variable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7_20_Знак" style:display-name="Заголовок 7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text:outline-style style:name="Outline">
      <text:outline-level-style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Хачкинаев Олег Витальевич</meta:initial-creator>
    <dc:creator>Хачкинаев Олег Витальевич</dc:creator>
    <meta:editing-cycles>64</meta:editing-cycles>
    <meta:print-date>2022-08-08T14:19:00</meta:print-date>
    <meta:creation-date>2022-08-04T15:26:00</meta:creation-date>
    <dc:date>2022-10-31T13:49:00</dc:date>
    <meta:editing-duration>P3DT17H26M</meta:editing-duration>
    <meta:generator>LibreOffice/7.4.5.1$Windows_X86_64 LibreOffice_project/9c0871452b3918c1019dde9bfac75448afc4b57f</meta:generator>
    <meta:document-statistic meta:table-count="1" meta:image-count="0" meta:object-count="0" meta:page-count="17" meta:paragraph-count="505" meta:word-count="2333" meta:character-count="18079" meta:non-whitespace-character-count="16634"/>
    <meta:user-defined meta:name="AppVersion">16.0000</meta:user-defined>
    <meta:template xlink:type="simple" xlink:actuate="onRequest" xlink:title="Normal.dotm" xlink:href=""/>
  </office:meta>
</office:document-meta>
</file>